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b0de" officeooo:paragraph-rsid="0006b0de"/>
    </style:style>
    <style:style style:name="P2" style:family="paragraph" style:parent-style-name="Standard">
      <style:text-properties officeooo:rsid="0006b0de" officeooo:paragraph-rsid="000820e0"/>
    </style:style>
    <style:style style:name="P3" style:family="paragraph" style:parent-style-name="Standard">
      <style:text-properties officeooo:rsid="0006b0de" officeooo:paragraph-rsid="00087e29"/>
    </style:style>
    <style:style style:name="P4" style:family="paragraph" style:parent-style-name="Standard">
      <style:text-properties officeooo:rsid="0006b0de" officeooo:paragraph-rsid="00096fbc"/>
    </style:style>
    <style:style style:name="P5" style:family="paragraph" style:parent-style-name="Standard">
      <style:text-properties officeooo:rsid="0006b0de" officeooo:paragraph-rsid="00096fbc"/>
    </style:style>
    <style:style style:name="T1" style:family="text">
      <style:text-properties officeooo:rsid="000820e0"/>
    </style:style>
    <style:style style:name="T2" style:family="text">
      <style:text-properties officeooo:rsid="00087e29"/>
    </style:style>
    <style:style style:name="T3" style:family="text">
      <style:text-properties officeooo:rsid="00096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verzeichnis : </text:p>
      <text:p text:style-name="P1"/>
      <text:p text:style-name="P1"><text:tab/>Anlage 1 : Wikipedia (26.05.2017) <text:a xlink:type="simple" xlink:href="https://de.wikipedia.org/wiki/Teilerfremdheit" text:style-name="Internet_20_link" text:visited-style-name="Visited_20_Internet_20_Link">https://de.wikipedia.org/wiki/Teilerfremdheit</text:a></text:p>
      <text:p text:style-name="P1"/>
      <text:p text:style-name="P2"><text:tab/><text:span text:style-name="T1">Anlage 2 : Wikipedia (05.07.2017) <text:tab/><text:tab/><text:tab/><text:tab/><text:tab/><text:tab/><text:tab/><text:tab/> <text:s text:c="19"/><text:tab/><text:tab/><text:tab/> <text:s text:c="8"/></text:span><text:a xlink:type="simple" xlink:href="https://de.wikipedia.org/wiki/Symmetrisches_Kryptosystem" text:style-name="Internet_20_link" text:visited-style-name="Visited_20_Internet_20_Link"><text:span text:style-name="T1">https://de.wikipedia.org/wiki/Symmetrisches_Kryptosystem</text:span></text:a></text:p>
      <text:p text:style-name="P2"/>
      <text:p text:style-name="P2"><text:tab/><text:span text:style-name="T2">Anlage 3 : Wikipedia (05.07.2017)</text:span></text:p>
      <text:p text:style-name="P3"><text:tab/><text:tab/><text:a xlink:type="simple" xlink:href="https://de.wikipedia.org/wiki/Public-Key-Verschlüsselungsverfahren" text:style-name="Internet_20_link" text:visited-style-name="Visited_20_Internet_20_Link"><text:span text:style-name="T2">https://de.wikipedia.org/wiki/Public-Key-Verschl%C3%BCsselungsverfahren</text:span></text:a></text:p>
      <text:p text:style-name="P3"/>
      <text:p text:style-name="P3"><text:tab/><text:span text:style-name="T3">Anlage 4 &amp; 5: Wikipedia (24.07.2017)</text:span></text:p>
      <text:p text:style-name="P3"/>
      <text:p text:style-name="P4"><text:tab/><text:tab/><text:a xlink:type="simple" xlink:href="https://de.wikipedia.org/wiki/Vigenère-Chiffre" text:style-name="Internet_20_link" text:visited-style-name="Visited_20_Internet_20_Link"><text:span text:style-name="T3">https://de.wikipedia.org/wiki/Vigen%C3%A8re-Chiffre</text:span></text:a></text:p>
      <text:p text:style-name="P4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1:10:35.008000000</meta:creation-date>
    <dc:date>2017-08-03T13:55:08.772000000</dc:date>
    <meta:editing-duration>PT43M33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8" meta:word-count="27" meta:character-count="432" meta:non-whitespace-character-count="362"/>
  </office:meta>
</office:document-meta>
</file>